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L1">
      <style:text-properties fo:font-size="15pt" style:font-size-asian="15pt" style:font-size-complex="15pt"/>
    </style:style>
    <style:style style:name="P3" style:family="paragraph" style:parent-style-name="Standard" style:list-style-name="L2">
      <style:text-properties fo:font-size="15pt" style:font-size-asian="15pt" style:font-size-complex="15pt"/>
    </style:style>
    <style:style style:name="P4" style:family="paragraph" style:parent-style-name="Standard" style:list-style-name="L3">
      <style:text-properties fo:font-size="15pt" style:font-size-asian="15pt" style:font-size-complex="15pt"/>
    </style:style>
    <style:style style:name="P5" style:family="paragraph" style:parent-style-name="Standard" style:list-style-name="L4">
      <style:text-properties fo:font-size="15pt" style:font-size-asian="15pt" style:font-size-complex="15pt"/>
    </style:style>
    <style:style style:name="P6" style:family="paragraph" style:parent-style-name="Standard" style:list-style-name="L5">
      <style:text-properties fo:font-size="15pt" style:font-size-asian="15pt" style:font-size-complex="15pt"/>
    </style:style>
    <style:style style:name="P7" style:family="paragraph" style:parent-style-name="Standard" style:list-style-name="L6">
      <style:text-properties fo:font-size="15pt" style:font-size-asian="15pt" style:font-size-complex="15pt"/>
    </style:style>
    <style:style style:name="P8" style:family="paragraph" style:parent-style-name="Standard" style:list-style-name="L7">
      <style:text-properties fo:font-size="15pt" style:font-size-asian="15pt" style:font-size-complex="15pt"/>
    </style:style>
    <style:style style:name="P9" style:family="paragraph" style:parent-style-name="Standard" style:list-style-name="L8">
      <style:text-properties fo:font-size="15pt" style:font-size-asian="15pt" style:font-size-complex="15pt"/>
    </style:style>
    <style:style style:name="P10" style:family="paragraph" style:parent-style-name="Standard" style:list-style-name="L9">
      <style:text-properties fo:font-size="15pt" style:font-size-asian="15pt" style:font-size-complex="15pt"/>
    </style:style>
    <style:style style:name="P11" style:family="paragraph" style:parent-style-name="Standard" style:list-style-name="L10">
      <style:text-properties fo:font-size="15pt" style:font-size-asian="15pt" style:font-size-complex="15pt"/>
    </style:style>
    <style:style style:name="P12" style:family="paragraph" style:parent-style-name="Standard" style:list-style-name="L11">
      <style:text-properties fo:font-size="15pt" style:font-size-asian="15pt" style:font-size-complex="15pt"/>
    </style:style>
    <style:style style:name="P13" style:family="paragraph" style:parent-style-name="Standard" style:list-style-name="L14">
      <style:text-properties fo:font-size="15pt" style:font-size-asian="15pt" style:font-size-complex="15pt"/>
    </style:style>
    <style:style style:name="P14" style:family="paragraph" style:parent-style-name="Standard" style:list-style-name="L15">
      <style:text-properties fo:font-size="15pt" style:font-size-asian="15pt" style:font-size-complex="15pt"/>
    </style:style>
    <style:style style:name="P15" style:family="paragraph" style:parent-style-name="Standard" style:list-style-name="L16">
      <style:text-properties fo:font-size="15pt" style:font-size-asian="15pt" style:font-size-complex="15pt"/>
    </style:style>
    <style:style style:name="P16" style:family="paragraph" style:parent-style-name="Standard" style:list-style-name="L17">
      <style:text-properties fo:font-size="15pt" style:font-size-asian="15pt" style:font-size-complex="15pt"/>
    </style:style>
    <style:style style:name="P17" style:family="paragraph" style:parent-style-name="Standard" style:list-style-name="L18">
      <style:text-properties fo:font-size="15pt" style:font-size-asian="15pt" style:font-size-complex="15pt"/>
    </style:style>
    <style:style style:name="P18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break-before="pag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LA FIGURE DU LABYRINTHE .</text:p>
      <text:p text:style-name="P1"/>
      <text:p text:style-name="P1"/>
      <text:p text:style-name="P19"><text:span text:style-name="T1">Objets d'étude</text:span> :</text:p>
      <text:list xml:id="list7265534769717061064" text:style-name="L6">
        <text:list-item>
          <text:p text:style-name="P7">Le monstre aux limites de l'humain</text:p>
        </text:list-item>
        <text:list-item>
          <text:p text:style-name="P7">Résister au plus fort : ruses, mensonges et masques</text:p>
        </text:list-item>
      </text:list>
      <text:p text:style-name="P1"/>
      <text:p text:style-name="P1"/>
      <text:p text:style-name="P19"><text:span text:style-name="T1">Objectifs </text:span>:</text:p>
      <text:list xml:id="list364307866193378422" text:style-name="L1">
        <text:list-item>
          <text:p text:style-name="P2">Découvrir un mythe</text:p>
        </text:list-item>
        <text:list-item>
          <text:p text:style-name="P2">Découvrir les caractéristiques d'un labyrinthe :</text:p>
        </text:list-item>
      </text:list>
      <text:list xml:id="list4630960633260132613" text:style-name="L2">
        <text:list-item>
          <text:list>
            <text:list-item>
              <text:list>
                <text:list-item>
                  <text:p text:style-name="P3">une figure présente dans de nombreuses civilisations.</text:p>
                </text:list-item>
                <text:list-item>
                  <text:p text:style-name="P3">un lieu d'égarement</text:p>
                </text:list-item>
                <text:list-item>
                  <text:p text:style-name="P3">un endroit dangereux.</text:p>
                </text:list-item>
              </text:list>
            </text:list-item>
          </text:list>
        </text:list-item>
      </text:list>
      <text:list xml:id="list5093880529270689584" text:style-name="L3">
        <text:list-item>
          <text:p text:style-name="P4">Comprendre ce que représente un labyrinthe</text:p>
        </text:list-item>
      </text:list>
      <text:list xml:id="list4469546040050620229" text:style-name="L4">
        <text:list-item>
          <text:list>
            <text:list-item>
              <text:list>
                <text:list-item>
                  <text:p text:style-name="P5">une quête de soi-même</text:p>
                </text:list-item>
                <text:list-item>
                  <text:p text:style-name="P5">la victoire de l'intelligence et du savoir humain</text:p>
                </text:list-item>
                <text:list-item>
                  <text:p text:style-name="P5">un chemin vers l'au delà</text:p>
                </text:list-item>
              </text:list>
            </text:list-item>
          </text:list>
        </text:list-item>
      </text:list>
      <text:p text:style-name="P1"/>
      <text:p text:style-name="P1"/>
      <text:p text:style-name="P19"><text:span text:style-name="T1">Supports </text:span>:</text:p>
      <text:list xml:id="list1267252619453437415" text:style-name="L5">
        <text:list-item>
          <text:p text:style-name="P6">Film « Icare » de Carlo Vogele</text:p>
        </text:list-item>
        <text:list-item>
          <text:p text:style-name="P6">Livre : « Ariane contre le Minotaure » de Marie-Odile Hartmann</text:p>
        </text:list-item>
        <text:list-item>
          <text:p text:style-name="P6">BD : « Thésée » de Yvan Pommaux dans le cadre du défi lecture 6e</text:p>
        </text:list-item>
      </text:list>
      <text:p text:style-name="P1">Ces différents supports permettent de découvrir le thème et de travailler la compréhension d'une œuvre.</text:p>
      <text:p text:style-name="P1"/>
      <text:p text:style-name="P1"/>
      <text:p text:style-name="P18">Entrée dans la séquence :</text:p>
      <text:list xml:id="list60365410384816888" text:style-name="L7">
        <text:list-item>
          <text:p text:style-name="P8">Découvrir sur le site de la BNF différents labyrinthes</text:p>
        </text:list-item>
        <text:list-item>
          <text:p text:style-name="P8">Trouver le bon chemin pour sortir de différents labyrinthes sur support papier</text:p>
        </text:list-item>
        <text:list-item>
          <text:p text:style-name="P8">Déduire les qualités physiques et mentales nécessaire pour sortir d'un labyrinthe.</text:p>
        </text:list-item>
      </text:list>
      <text:p text:style-name="P1"/>
      <text:p text:style-name="P19"><text:span text:style-name="T1"/></text:p>
      <text:p text:style-name="P23"><text:span text:style-name="T1">Langue </text:span>:</text:p>
      <text:list xml:id="list8920438886649819183" text:style-name="L8">
        <text:list-item>
          <text:p text:style-name="P9">Vocabulaire :</text:p>
        </text:list-item>
      </text:list>
      <text:list xml:id="list4319538808301619983" text:style-name="L9">
        <text:list-item>
          <text:list>
            <text:list-item>
              <text:list>
                <text:list-item>
                  <text:p text:style-name="P10">sens propre / sens figuré</text:p>
                </text:list-item>
                <text:list-item>
                  <text:p text:style-name="P10">les connecteurs spatiaux</text:p>
                </text:list-item>
              </text:list>
            </text:list-item>
          </text:list>
        </text:list-item>
      </text:list>
      <text:list xml:id="list4669899640537724961" text:style-name="L10">
        <text:list-item>
          <text:p text:style-name="P11">Conjugaison :</text:p>
        </text:list-item>
      </text:list>
      <text:list xml:id="list8695033309663049834" text:style-name="L11">
        <text:list-item>
          <text:list>
            <text:list-item>
              <text:list>
                <text:list-item>
                  <text:p text:style-name="P12">les labyrinthes des temps de l'indicatif (retrouver le bon temps dans un dédale de temps proposés)</text:p>
                </text:list-item>
              </text:list>
            </text:list-item>
          </text:list>
        </text:list-item>
      </text:list>
      <text:list xml:id="list3160504654349563006" text:style-name="L12">
        <text:list-item>
          <text:p text:style-name="P20"><text:span text:style-name="T2">Orthographe :</text:span></text:p>
        </text:list-item>
      </text:list>
      <text:list xml:id="list7185948527209186132" text:style-name="L13">
        <text:list-item>
          <text:list>
            <text:list-item>
              <text:list>
                <text:list-item>
                  <text:p text:style-name="P21"><text:span text:style-name="T2">les chaines d'accord dans le groupe nominal</text:span></text:p>
                </text:list-item>
              </text:list>
            </text:list-item>
          </text:list>
        </text:list-item>
      </text:list>
      <text:p text:style-name="P1"/>
      <text:p text:style-name="P1"/>
      <text:p text:style-name="P18">Oral :</text:p>
      <text:list xml:id="list6107089054246636434" text:style-name="L17">
        <text:list-item>
          <text:p text:style-name="P16">Par équipe guider un élève aux yeux bandés pour le conduire d'un endroit A à un endroit B</text:p>
        </text:list-item>
        <text:list-item>
          <text:p text:style-name="P16">Exprimer des émotions</text:p>
        </text:list-item>
        <text:list-item>
          <text:p text:style-name="P16">Lecture oralisée</text:p>
        </text:list-item>
      </text:list>
      <text:p text:style-name="P1"/>
      <text:p text:style-name="P1"/>
      <text:p text:style-name="P19"><text:span text:style-name="T3">Ecriture </text:span>:</text:p>
      <text:list xml:id="list2906371982936028646" text:style-name="L14">
        <text:list-item>
          <text:p text:style-name="P13">Décrire un labyrinthe</text:p>
        </text:list-item>
        <text:list-item>
          <text:p text:style-name="P13">Raconter les ruses employées pour s'échapper</text:p>
        </text:list-item>
        <text:list-item>
          <text:p text:style-name="P13">Faire part des sensations éprouvées à l'intérieur d'un labyrinthe</text:p>
        </text:list-item>
      </text:list>
      <text:p text:style-name="P1"/>
      <text:p text:style-name="P1"/>
      <text:p text:style-name="P19"><text:span text:style-name="T1">Affiche </text:span>:</text:p>
      <text:list xml:id="list6655369383629707616" text:style-name="L15">
        <text:list-item>
          <text:p text:style-name="P14">Réaliser une affiche individuelle sur laquelle chaque élève explique ce qu'il appris sur le thème du labyrinthe en maths et en français</text:p>
        </text:list-item>
        <text:list-item>
          <text:p text:style-name="P14">Restituer son travail à la communauté éducative</text:p>
        </text:list-item>
      </text:list>
      <text:p text:style-name="P1"/>
      <text:p text:style-name="P1"/>
      <text:p text:style-name="P19"><text:span text:style-name="T1">Sorties pédagogiques envisageables :</text:span> </text:p>
      <text:list xml:id="list4147649323745424249" text:style-name="L16">
        <text:list-item>
          <text:p text:style-name="P15">Visiter un labyrinthe de paille</text:p>
        </text:list-item>
        <text:list-item>
          <text:p text:style-name="P15">Jeu de piste au Musée des Beaux Arts (cf dossier pédagogique du MBA de Nancy sur le thème de la mythologie)</text:p>
        </text:list-item>
      </text:list>
      <text:p text:style-name="P1"/>
      <text:p text:style-name="P1"/>
      <text:p text:style-name="P18">Transdisciplinarité :</text:p>
      <text:list xml:id="list8180203220573895377" text:style-name="L18">
        <text:list-item>
          <text:p text:style-name="P17">Maths</text:p>
        </text:list-item>
        <text:list-item>
          <text:p text:style-name="P17">Arts plastiques</text:p>
        </text:list-item>
        <text:list-item>
          <text:p text:style-name="P17">Education physique et sporti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belle Millerand</meta:initial-creator>
    <meta:creation-date>2023-12-03T17:42:40</meta:creation-date>
    <dc:date>2023-12-03T19:05:20</dc:date>
    <dc:creator>Isabelle Millerand</dc:creator>
    <meta:editing-duration>PT50M20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2" meta:paragraph-count="49" meta:word-count="348" meta:character-count="1933"/>
  </office:meta>
</office:document-meta>
</file>